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3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Default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3" table:number-rows-spanned="1">
            <text:p>Paralelo-Local</text:p>
          </table:table-cell>
          <table:covered-table-cell table:number-columns-repeated="2"/>
          <table:table-cell table:style-name="ce9" table:number-columns-spanned="3" table:number-rows-spanned="1"/>
          <table:covered-table-cell table:number-columns-repeated="2"/>
          <table:table-cell table:style-name="ce9" office:value-type="string" calcext:value-type="string" table:number-columns-spanned="3" table:number-rows-spanned="1">
            <text:p>Paralelo-Atcgrid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cuen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cuencial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55309" calcext:value-type="float">
            <text:p>0,0055309</text:p>
          </table:table-cell>
          <table:table-cell office:value-type="float" office:value="0.0033717" calcext:value-type="float">
            <text:p>0,0033717</text:p>
          </table:table-cell>
          <table:table-cell office:value-type="float" office:value="0.0027385" calcext:value-type="float">
            <text:p>0,0027385</text:p>
          </table:table-cell>
          <table:table-cell office:value-type="float" office:value="0.0063372" calcext:value-type="float">
            <text:p>0,0063372</text:p>
          </table:table-cell>
          <table:table-cell/>
          <table:table-cell office:value-type="float" office:value="0.0060256" calcext:value-type="float">
            <text:p>0,0060256</text:p>
          </table:table-cell>
          <table:table-cell office:value-type="float" office:value="0.002917" calcext:value-type="float">
            <text:p>0,002917</text:p>
          </table:table-cell>
          <table:table-cell office:value-type="float" office:value="0.0021377" calcext:value-type="float">
            <text:p>0,0021377</text:p>
          </table:table-cell>
          <table:table-cell office:value-type="float" office:value="0.0011927" calcext:value-type="float">
            <text:p>0,0011927</text:p>
          </table:table-cell>
          <table:table-cell office:value-type="float" office:value="0.0010656" calcext:value-type="float">
            <text:p>0,0010656</text:p>
          </table:table-cell>
          <table:table-cell office:value-type="float" office:value="0.0012515" calcext:value-type="float">
            <text:p>0,0012515</text:p>
          </table:table-cell>
          <table:table-cell office:value-type="float" office:value="0.0008361" calcext:value-type="float">
            <text:p>0,0008361</text:p>
          </table:table-cell>
          <table:table-cell office:value-type="float" office:value="0.0008983" calcext:value-type="float">
            <text:p>0,0008983</text:p>
          </table:table-cell>
          <table:table-cell office:value-type="float" office:value="0.001223" calcext:value-type="float">
            <text:p>0,001223</text:p>
          </table:table-cell>
          <table:table-cell office:value-type="float" office:value="0.0011975" calcext:value-type="float">
            <text:p>0,0011975</text:p>
          </table:table-cell>
          <table:table-cell office:value-type="float" office:value="0.0014669" calcext:value-type="float">
            <text:p>0,0014669</text:p>
          </table:table-cell>
          <table:table-cell office:value-type="float" office:value="0.0011246" calcext:value-type="float">
            <text:p>0,0011246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4075048" calcext:value-type="float">
            <text:p>0,4075048</text:p>
          </table:table-cell>
          <table:table-cell office:value-type="float" office:value="0.192339" calcext:value-type="float">
            <text:p>0,192339</text:p>
          </table:table-cell>
          <table:table-cell office:value-type="float" office:value="0.1844769" calcext:value-type="float">
            <text:p>0,1844769</text:p>
          </table:table-cell>
          <table:table-cell office:value-type="float" office:value="0.1786152" calcext:value-type="float">
            <text:p>0,1786152</text:p>
          </table:table-cell>
          <table:table-cell/>
          <table:table-cell office:value-type="float" office:value="0.6416499" calcext:value-type="float">
            <text:p>0,6416499</text:p>
          </table:table-cell>
          <table:table-cell office:value-type="float" office:value="0.3213335" calcext:value-type="float">
            <text:p>0,3213335</text:p>
          </table:table-cell>
          <table:table-cell office:value-type="float" office:value="0.2162353" calcext:value-type="float">
            <text:p>0,2162353</text:p>
          </table:table-cell>
          <table:table-cell office:value-type="float" office:value="0.1629139" calcext:value-type="float">
            <text:p>0,1629139</text:p>
          </table:table-cell>
          <table:table-cell office:value-type="float" office:value="0.1314676" calcext:value-type="float">
            <text:p>0,1314676</text:p>
          </table:table-cell>
          <table:table-cell office:value-type="float" office:value="0.1087376" calcext:value-type="float">
            <text:p>0,1087376</text:p>
          </table:table-cell>
          <table:table-cell office:value-type="float" office:value="0.0932302" calcext:value-type="float">
            <text:p>0,0932302</text:p>
          </table:table-cell>
          <table:table-cell office:value-type="float" office:value="0.0815854" calcext:value-type="float">
            <text:p>0,0815854</text:p>
          </table:table-cell>
          <table:table-cell office:value-type="float" office:value="0.072427" calcext:value-type="float">
            <text:p>0,072427</text:p>
          </table:table-cell>
          <table:table-cell office:value-type="float" office:value="0.0652578" calcext:value-type="float">
            <text:p>0,0652578</text:p>
          </table:table-cell>
          <table:table-cell office:value-type="float" office:value="0.0602423" calcext:value-type="float">
            <text:p>0,0602423</text:p>
          </table:table-cell>
          <table:table-cell office:value-type="float" office:value="0.0550709" calcext:value-type="float">
            <text:p>0,0550709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.068986" calcext:value-type="float">
            <text:p>10,068986</text:p>
          </table:table-cell>
          <table:table-cell office:value-type="float" office:value="5.0332257" calcext:value-type="float">
            <text:p>5,0332257</text:p>
          </table:table-cell>
          <table:table-cell office:value-type="float" office:value="5.1312138" calcext:value-type="float">
            <text:p>5,1312138</text:p>
          </table:table-cell>
          <table:table-cell office:value-type="float" office:value="4.993779" calcext:value-type="float">
            <text:p>4,993779</text:p>
          </table:table-cell>
          <table:table-cell/>
          <table:table-cell office:value-type="float" office:value="8.0796325" calcext:value-type="float">
            <text:p>8,0796325</text:p>
          </table:table-cell>
          <table:table-cell office:value-type="float" office:value="4.2218472" calcext:value-type="float">
            <text:p>4,2218472</text:p>
          </table:table-cell>
          <table:table-cell office:value-type="float" office:value="2.9992729" calcext:value-type="float">
            <text:p>2,9992729</text:p>
          </table:table-cell>
          <table:table-cell office:value-type="float" office:value="2.2670327" calcext:value-type="float">
            <text:p>2,2670327</text:p>
          </table:table-cell>
          <table:table-cell office:value-type="float" office:value="1.8529285" calcext:value-type="float">
            <text:p>1,8529285</text:p>
          </table:table-cell>
          <table:table-cell office:value-type="float" office:value="1.5434883" calcext:value-type="float">
            <text:p>1,5434883</text:p>
          </table:table-cell>
          <table:table-cell office:value-type="float" office:value="1.3211113" calcext:value-type="float">
            <text:p>1,3211113</text:p>
          </table:table-cell>
          <table:table-cell office:value-type="float" office:value="1.1617989" calcext:value-type="float">
            <text:p>1,1617989</text:p>
          </table:table-cell>
          <table:table-cell office:value-type="float" office:value="1.0344383" calcext:value-type="float">
            <text:p>1,0344383</text:p>
          </table:table-cell>
          <table:table-cell office:value-type="float" office:value="0.9248232" calcext:value-type="float">
            <text:p>0,9248232</text:p>
          </table:table-cell>
          <table:table-cell office:value-type="float" office:value="0.8377671" calcext:value-type="float">
            <text:p>0,8377671</text:p>
          </table:table-cell>
          <table:table-cell office:value-type="float" office:value="0.7712786" calcext:value-type="float">
            <text:p>0,771278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 table:number-columns-spanned="3" table:number-rows-spanned="1">
            <text:p>Ganancia-Local</text:p>
          </table:table-cell>
          <table:covered-table-cell table:number-columns-repeated="2" table:style-name="ce10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Tamañ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Tamaño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7" table:formula="of:=[.$D4]/[.E4]" office:value-type="float" office:value="1.64038912121482" calcext:value-type="float">
            <text:p>1,6403891212</text:p>
          </table:table-cell>
          <table:table-cell table:style-name="ce7" table:formula="of:=[.$D4]/[.F4]" office:value-type="float" office:value="2.01968230783276" calcext:value-type="float">
            <text:p>2,0196823078</text:p>
          </table:table-cell>
          <table:table-cell table:style-name="ce7" table:formula="of:=[.$D4]/[.G4]" office:value-type="float" office:value="0.872767152685729" calcext:value-type="float">
            <text:p>0,872767152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$I4]/[.J4]" office:value-type="float" office:value="2.0656839218375" calcext:value-type="float">
            <text:p>2,0656839218</text:p>
          </table:table-cell>
          <table:table-cell table:formula="of:=[.$I4]/[.K4]" office:value-type="float" office:value="2.8187304111896" calcext:value-type="float">
            <text:p>2,8187304112</text:p>
          </table:table-cell>
          <table:table-cell table:formula="of:=[.$I4]/[.L4]" office:value-type="float" office:value="5.05206673933093" calcext:value-type="float">
            <text:p>5,0520667393</text:p>
          </table:table-cell>
          <table:table-cell table:formula="of:=[.$I4]/[.M4]" office:value-type="float" office:value="5.65465465465466" calcext:value-type="float">
            <text:p>5,6546546547</text:p>
          </table:table-cell>
          <table:table-cell table:formula="of:=[.$I4]/[.N4]" office:value-type="float" office:value="4.81470235717139" calcext:value-type="float">
            <text:p>4,8147023572</text:p>
          </table:table-cell>
          <table:table-cell table:formula="of:=[.$I4]/[.O4]" office:value-type="float" office:value="7.20679344576008" calcext:value-type="float">
            <text:p>7,2067934458</text:p>
          </table:table-cell>
          <table:table-cell table:formula="of:=[.$I4]/[.P4]" office:value-type="float" office:value="6.70778136480018" calcext:value-type="float">
            <text:p>6,7077813648</text:p>
          </table:table-cell>
          <table:table-cell table:formula="of:=[.$I4]/[.Q4]" office:value-type="float" office:value="4.92690106295994" calcext:value-type="float">
            <text:p>4,926901063</text:p>
          </table:table-cell>
          <table:table-cell table:formula="of:=[.$I4]/[.R4]" office:value-type="float" office:value="5.03181628392484" calcext:value-type="float">
            <text:p>5,0318162839</text:p>
          </table:table-cell>
          <table:table-cell table:formula="of:=[.$I4]/[.S4]" office:value-type="float" office:value="4.10771013702366" calcext:value-type="float">
            <text:p>4,107710137</text:p>
          </table:table-cell>
          <table:table-cell table:formula="of:=[.$I4]/[.T4]" office:value-type="float" office:value="5.35799395340566" calcext:value-type="float">
            <text:p>5,3579939534</text:p>
          </table:table-cell>
        </table:table-row>
        <table:table-row table:style-name="ro1"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7" table:formula="of:=[.$D5]/[.E5]" office:value-type="float" office:value="2.11868003888967" calcext:value-type="float">
            <text:p>2,1186800389</text:p>
          </table:table-cell>
          <table:table-cell table:style-name="ce7" table:formula="of:=[.$D5]/[.F5]" office:value-type="float" office:value="2.20897467379385" calcext:value-type="float">
            <text:p>2,2089746738</text:p>
          </table:table-cell>
          <table:table-cell table:style-name="ce7" table:formula="of:=[.$D5]/[.G5]" office:value-type="float" office:value="2.28146764665045" calcext:value-type="float">
            <text:p>2,2814676467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11" table:formula="of:=[.$I5]/[.J5]" office:value-type="float" office:value="1.99683475267907" calcext:value-type="float">
            <text:p>1,9968347527</text:p>
          </table:table-cell>
          <table:table-cell table:formula="of:=[.$I5]/[.K5]" office:value-type="float" office:value="2.96736888010422" calcext:value-type="float">
            <text:p>2,9673688801</text:p>
          </table:table-cell>
          <table:table-cell table:formula="of:=[.$I5]/[.L5]" office:value-type="float" office:value="3.93858289562769" calcext:value-type="float">
            <text:p>3,9385828956</text:p>
          </table:table-cell>
          <table:table-cell table:formula="of:=[.$I5]/[.M5]" office:value-type="float" office:value="4.8806694577219" calcext:value-type="float">
            <text:p>4,8806694577</text:p>
          </table:table-cell>
          <table:table-cell table:formula="of:=[.$I5]/[.N5]" office:value-type="float" office:value="5.90090180397581" calcext:value-type="float">
            <text:p>5,900901804</text:p>
          </table:table-cell>
          <table:table-cell table:formula="of:=[.$I5]/[.O5]" office:value-type="float" office:value="6.88242543725102" calcext:value-type="float">
            <text:p>6,8824254373</text:p>
          </table:table-cell>
          <table:table-cell table:formula="of:=[.$I5]/[.P5]" office:value-type="float" office:value="7.86476379352188" calcext:value-type="float">
            <text:p>7,8647637935</text:p>
          </table:table-cell>
          <table:table-cell table:formula="of:=[.$I5]/[.Q5]" office:value-type="float" office:value="8.85926381045743" calcext:value-type="float">
            <text:p>8,8592638105</text:p>
          </table:table-cell>
          <table:table-cell table:formula="of:=[.$I5]/[.R5]" office:value-type="float" office:value="9.83253955848956" calcext:value-type="float">
            <text:p>9,8325395585</text:p>
          </table:table-cell>
          <table:table-cell table:formula="of:=[.$I5]/[.S5]" office:value-type="float" office:value="10.6511520974465" calcext:value-type="float">
            <text:p>10,6511520974</text:p>
          </table:table-cell>
          <table:table-cell table:formula="of:=[.$I5]/[.T5]" office:value-type="float" office:value="11.6513421789003" calcext:value-type="float">
            <text:p>11,6513421789</text:p>
          </table:table-cell>
        </table:table-row>
        <table:table-row table:style-name="ro1">
          <table:table-cell table:number-columns-repeated="2"/>
          <table:table-cell table:style-name="ce4" office:value-type="float" office:value="1000" calcext:value-type="float">
            <text:p>1000</text:p>
          </table:table-cell>
          <table:table-cell table:style-name="ce8" table:formula="of:=[.$D6]/[.E6]" office:value-type="float" office:value="2.00050357368238" calcext:value-type="float">
            <text:p>2,0005035737</text:p>
          </table:table-cell>
          <table:table-cell table:style-name="ce8" table:formula="of:=[.$D6]/[.F6]" office:value-type="float" office:value="1.96230100566069" calcext:value-type="float">
            <text:p>1,9623010057</text:p>
          </table:table-cell>
          <table:table-cell table:style-name="ce8" table:formula="of:=[.$D6]/[.G6]" office:value-type="float" office:value="2.01630588778558" calcext:value-type="float">
            <text:p>2,0163058878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11" table:formula="of:=[.$I6]/[.J6]" office:value-type="float" office:value="1.91376715386573" calcext:value-type="float">
            <text:p>1,9137671539</text:p>
          </table:table-cell>
          <table:table-cell table:formula="of:=[.$I6]/[.K6]" office:value-type="float" office:value="2.69386373610751" calcext:value-type="float">
            <text:p>2,6938637361</text:p>
          </table:table-cell>
          <table:table-cell table:formula="of:=[.$I6]/[.L6]" office:value-type="float" office:value="3.56396822154352" calcext:value-type="float">
            <text:p>3,5639682215</text:p>
          </table:table-cell>
          <table:table-cell table:formula="of:=[.$I6]/[.M6]" office:value-type="float" office:value="4.36046641842899" calcext:value-type="float">
            <text:p>4,3604664184</text:p>
          </table:table-cell>
          <table:table-cell table:formula="of:=[.$I6]/[.N6]" office:value-type="float" office:value="5.23465743148167" calcext:value-type="float">
            <text:p>5,2346574315</text:p>
          </table:table-cell>
          <table:table-cell table:formula="of:=[.$I6]/[.O6]" office:value-type="float" office:value="6.1157848699046" calcext:value-type="float">
            <text:p>6,1157848699</text:p>
          </table:table-cell>
          <table:table-cell table:formula="of:=[.$I6]/[.P6]" office:value-type="float" office:value="6.95441569104602" calcext:value-type="float">
            <text:p>6,954415691</text:p>
          </table:table-cell>
          <table:table-cell table:formula="of:=[.$I6]/[.Q6]" office:value-type="float" office:value="7.8106470922432" calcext:value-type="float">
            <text:p>7,8106470922</text:p>
          </table:table-cell>
          <table:table-cell table:formula="of:=[.$I6]/[.R6]" office:value-type="float" office:value="8.73640767229888" calcext:value-type="float">
            <text:p>8,7364076723</text:p>
          </table:table-cell>
          <table:table-cell table:formula="of:=[.$I6]/[.S6]" office:value-type="float" office:value="9.64424659311639" calcext:value-type="float">
            <text:p>9,6442465931</text:p>
          </table:table-cell>
          <table:table-cell table:formula="of:=[.$I6]/[.T6]" office:value-type="float" office:value="10.475634226076" calcext:value-type="float">
            <text:p>10,4756342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03:18:05.654064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9:48:41.048088600</meta:creation-date>
    <dc:date>2015-05-17T12:08:39.595360529</dc:date>
    <meta:editing-duration>PT9H56S</meta:editing-duration>
    <meta:editing-cycles>10</meta:editing-cycles>
    <meta:generator>LibreOffice/4.2.8.2$Linux_X86_64 LibreOffice_project/420m0$Build-2</meta:generator>
    <meta:document-statistic meta:table-count="1" meta:cell-count="123" meta:object-count="0"/>
  </office:meta>
</office:document-meta>
</file>